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31.04mm"/>
    </style:style>
    <style:style style:name="ro1" style:family="table-row">
      <style:table-row-properties style:row-height="16.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6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 style:data-style-name="N108">
      <style:table-cell-properties style:text-align-source="fix" style:repeat-content="false" fo:border="0.06pt solid #000000"/>
      <style:paragraph-properties fo:text-align="end" fo:margin-left="0mm"/>
    </style:style>
    <style:style style:name="ce19" style:family="table-cell" style:parent-style-name="Default" style:data-style-name="N107">
      <style:table-cell-properties fo:border="0.06pt solid #000000"/>
    </style:style>
    <style:style style:name="ce20" style:family="table-cell" style:parent-style-name="Default" style:data-style-name="N110">
      <style:table-cell-properties fo:border="0.06pt solid #000000"/>
    </style:style>
    <style:style style:name="ce21" style:family="table-cell" style:parent-style-name="Default" style:data-style-name="N119">
      <style:table-cell-properties fo:border="0.06pt solid #000000"/>
    </style:style>
    <style:style style:name="ce22" style:family="table-cell" style:parent-style-name="Default" style:data-style-name="N118">
      <style:table-cell-properties fo:border="0.06pt solid #000000"/>
    </style:style>
    <style:style style:name="ce15" style:family="table-cell" style:parent-style-name="Default" style:data-style-name="N118"/>
  </office:automatic-styles>
  <office:body>
    <office:spreadsheet>
      <table:calculation-settings table:automatic-find-labels="false" table:use-regular-expressions="false" table:use-wildcards="true"/>
      <table:table table:name="Vetor" table:style-name="ta1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Processador Intel® Core™ i5-7200U </text:p>
            <text:p>Nº CPU = 2 </text:p>
            <text:p>Nº Threads = 4</text:p>
          </table:table-cell>
          <table:covered-table-cell table:style-name="ce5"/>
          <table:table-cell table:style-name="ce5"/>
          <table:table-cell table:style-name="ce5" office:value-type="string" calcext:value-type="string">
            <text:p>N_THREAD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_ARG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017"/>
        </table:table-row>
        <table:table-row table:style-name="ro2">
          <table:table-cell table:style-name="ce1" office:value-type="string" calcext:value-type="string" table:number-columns-spanned="2" table:number-rows-spanned="1">
            <text:p>SERIAL</text:p>
          </table:table-cell>
          <table:covered-table-cell/>
          <table:table-cell/>
          <table:table-cell table:style-name="ce1" office:value-type="string" calcext:value-type="string" table:number-columns-spanned="4" table:number-rows-spanned="1">
            <text:p>PARALELO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TAMANHO</text:p>
          </table:table-cell>
          <table:table-cell office:value-type="string" calcext:value-type="string">
            <text:p>TEMPO (ms)</text:p>
          </table:table-cell>
          <table:table-cell/>
          <table:table-cell office:value-type="string" calcext:value-type="string">
            <text:p>TAMANHO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float" office:value="0.000001" calcext:value-type="float">
            <text:p>1E-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736" calcext:value-type="float">
            <text:p>0,000736</text:p>
          </table:table-cell>
          <table:table-cell table:formula="of:=[.B4]/[.E4]" office:value-type="float" office:value="0.00135869565217391" calcext:value-type="float">
            <text:p>0,001358695652174</text:p>
          </table:table-cell>
          <table:table-cell table:formula="of:=[.F4]/[.E1]" office:value-type="float" office:value="0.000679347826086956" calcext:value-type="float">
            <text:p>0,000679347826087</text:p>
          </table:table-cell>
          <table:table-cell table:number-columns-repeated="101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695" calcext:value-type="float">
            <text:p>0,000695</text:p>
          </table:table-cell>
          <table:table-cell table:formula="of:=[.B5]/[.E5]" office:value-type="float" office:value="0.00143884892086331" calcext:value-type="float">
            <text:p>0,001438848920863</text:p>
          </table:table-cell>
          <table:table-cell table:formula="of:=[.F5]/[.E1]" office:value-type="float" office:value="0.000719424460431655" calcext:value-type="float">
            <text:p>0,000719424460432</text:p>
          </table:table-cell>
          <table:table-cell table:number-columns-repeated="101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0015" calcext:value-type="float">
            <text:p>1,5E-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0657" calcext:value-type="float">
            <text:p>0,000657</text:p>
          </table:table-cell>
          <table:table-cell table:formula="of:=[.B6]/[.E6]" office:value-type="float" office:value="0.0228310502283105" calcext:value-type="float">
            <text:p>0,022831050228311</text:p>
          </table:table-cell>
          <table:table-cell table:formula="of:=[.F6]/[.E1]" office:value-type="float" office:value="0.0114155251141553" calcext:value-type="float">
            <text:p>0,011415525114155</text:p>
          </table:table-cell>
          <table:table-cell table:number-columns-repeated="101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00011" calcext:value-type="float">
            <text:p>0,0001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00801" calcext:value-type="float">
            <text:p>0,000801</text:p>
          </table:table-cell>
          <table:table-cell table:formula="of:=[.B7]/[.E7]" office:value-type="float" office:value="0.137328339575531" calcext:value-type="float">
            <text:p>0,137328339575531</text:p>
          </table:table-cell>
          <table:table-cell table:formula="of:=[.F7]/[.E1]" office:value-type="float" office:value="0.0686641697877653" calcext:value-type="float">
            <text:p>0,068664169787765</text:p>
          </table:table-cell>
          <table:table-cell table:number-columns-repeated="1017"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0.001114" calcext:value-type="float">
            <text:p>0,00111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01221" calcext:value-type="float">
            <text:p>0,001221</text:p>
          </table:table-cell>
          <table:table-cell table:formula="of:=[.B8]/[.E8]" office:value-type="float" office:value="0.912366912366912" calcext:value-type="float">
            <text:p>0,912366912366912</text:p>
          </table:table-cell>
          <table:table-cell table:formula="of:=[.F8]/[.E1]" office:value-type="float" office:value="0.456183456183456" calcext:value-type="float">
            <text:p>0,456183456183456</text:p>
          </table:table-cell>
          <table:table-cell table:number-columns-repeated="1017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0.006093" calcext:value-type="float">
            <text:p>0,006093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005662" calcext:value-type="float">
            <text:p>0,005662</text:p>
          </table:table-cell>
          <table:table-cell table:formula="of:=[.B9]/[.E9]" office:value-type="float" office:value="1.07612151183327" calcext:value-type="float">
            <text:p>1,07612151183327</text:p>
          </table:table-cell>
          <table:table-cell table:formula="of:=[.F9]/[.E1]" office:value-type="float" office:value="0.538060755916637" calcext:value-type="float">
            <text:p>0,538060755916637</text:p>
          </table:table-cell>
          <table:table-cell table:number-columns-repeated="1017"/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float" office:value="0.028504" calcext:value-type="float">
            <text:p>0,028504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0.017936" calcext:value-type="float">
            <text:p>0,017936</text:p>
          </table:table-cell>
          <table:table-cell table:formula="of:=[.B10]/[.E10]" office:value-type="float" office:value="1.58920606601249" calcext:value-type="float">
            <text:p>1,58920606601249</text:p>
          </table:table-cell>
          <table:table-cell table:formula="of:=[.F10]/[.E1]" office:value-type="float" office:value="0.794603033006244" calcext:value-type="float">
            <text:p>0,794603033006244</text:p>
          </table:table-cell>
          <table:table-cell table:number-columns-repeated="1017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0.288784" calcext:value-type="float">
            <text:p>0,288784</text:p>
          </table:table-cell>
          <table:table-cell/>
          <table:table-cell office:value-type="float" office:value="100000000" calcext:value-type="float">
            <text:p>100000000</text:p>
          </table:table-cell>
          <table:table-cell office:value-type="float" office:value="0.141277" calcext:value-type="float">
            <text:p>0,141277</text:p>
          </table:table-cell>
          <table:table-cell table:formula="of:=[.B11]/[.E11]" office:value-type="float" office:value="2.0440977653829" calcext:value-type="float">
            <text:p>2,0440977653829</text:p>
          </table:table-cell>
          <table:table-cell table:formula="of:=[.F11]/[.E1]" office:value-type="float" office:value="1.02204888269145" calcext:value-type="float">
            <text:p>1,02204888269145</text:p>
          </table:table-cell>
          <table:table-cell table:number-columns-repeated="1017"/>
        </table:table-row>
        <table:table-row table:style-name="ro2">
          <table:table-cell office:value-type="float" office:value="1000000000" calcext:value-type="float">
            <text:p>1000000000</text:p>
          </table:table-cell>
          <table:table-cell office:value-type="float" office:value="2.817875" calcext:value-type="float">
            <text:p>2,817875</text:p>
          </table:table-cell>
          <table:table-cell/>
          <table:table-cell office:value-type="float" office:value="1000000000" calcext:value-type="float">
            <text:p>1000000000</text:p>
          </table:table-cell>
          <table:table-cell office:value-type="float" office:value="1.371292" calcext:value-type="float">
            <text:p>1,371292</text:p>
          </table:table-cell>
          <table:table-cell table:formula="of:=[.B12]/[.E12]" office:value-type="float" office:value="2.05490515513837" calcext:value-type="float">
            <text:p>2,05490515513837</text:p>
          </table:table-cell>
          <table:table-cell table:formula="of:=[.F12]/[.E1]" office:value-type="float" office:value="1.02745257756918" calcext:value-type="float">
            <text:p>1,02745257756918</text:p>
          </table:table-cell>
          <table:table-cell table:number-columns-repeated="1017"/>
        </table:table-row>
      </table:table>
      <table:table table:name="Matriz" table:style-name="ta1">
        <table:table-column table:style-name="co1" table:default-cell-style-name="ce13"/>
        <table:table-column table:style-name="co2" table:default-cell-style-name="ce13"/>
        <table:table-column table:style-name="co1" table:default-cell-style-name="Default"/>
        <table:table-column table:style-name="co3" table:default-cell-style-name="ce13"/>
        <table:table-column table:style-name="co3" table:default-cell-style-name="ce14"/>
        <table:table-column table:style-name="co4" table:default-cell-style-name="Default"/>
        <table:table-column table:style-name="co5" table:default-cell-style-name="ce13"/>
        <table:table-column table:style-name="co1" table:default-cell-style-name="Default"/>
        <table:table-column table:style-name="co1" table:default-cell-style-name="ce13"/>
        <table:table-column table:style-name="co1" table:default-cell-style-name="ce14"/>
        <table:table-column table:style-name="co1" table:number-columns-repeated="2" table:default-cell-style-name="ce13"/>
        <table:table-column table:style-name="co1" table:default-cell-style-name="Default"/>
        <table:table-column table:style-name="co1" table:default-cell-style-name="ce13"/>
        <table:table-column table:style-name="co1" table:default-cell-style-name="ce14"/>
        <table:table-column table:style-name="co1" table:number-columns-repeated="2" table:default-cell-style-name="ce13"/>
        <table:table-column table:style-name="co1" table:default-cell-style-name="Default"/>
        <table:table-column table:style-name="co1" table:default-cell-style-name="ce13"/>
        <table:table-column table:style-name="co1" table:default-cell-style-name="ce14"/>
        <table:table-column table:style-name="co1" table:default-cell-style-name="ce15"/>
        <table:table-column table:style-name="co1" table:default-cell-style-name="ce13"/>
        <table:table-column table:style-name="co1" table:default-cell-style-name="Default"/>
        <table:table-column table:style-name="co1" table:default-cell-style-name="ce13"/>
        <table:table-column table:style-name="co1" table:default-cell-style-name="ce14"/>
        <table:table-column table:style-name="co1" table:default-cell-style-name="Default"/>
        <table:table-column table:style-name="co1" table:default-cell-style-name="ce13"/>
        <table:table-column table:style-name="co1" table:number-columns-repeated="997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Processador Intel® Core™ i5-7200U </text:p>
            <text:p>Nº CPU = 2 </text:p>
            <text:p>Nº Threads = 4</text:p>
          </table:table-cell>
          <table:covered-table-cell table:style-name="ce5"/>
          <table:table-cell table:style-name="ce5"/>
          <table:table-cell table:style-name="ce17" office:value-type="string" calcext:value-type="string">
            <text:p>N_THREADS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N_ARGS</text:p>
          </table:table-cell>
          <table:table-cell table:style-name="ce17" office:value-type="float" office:value="2" calcext:value-type="float">
            <text:p>2</text:p>
          </table:table-cell>
          <table:table-cell table:style-name="ce5"/>
          <table:table-cell table:style-name="ce17" office:value-type="string" calcext:value-type="string">
            <text:p>N_THREADS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_ARGS</text:p>
          </table:table-cell>
          <table:table-cell table:style-name="ce17" office:value-type="float" office:value="4" calcext:value-type="float">
            <text:p>4</text:p>
          </table:table-cell>
          <table:table-cell table:style-name="ce5"/>
          <table:table-cell table:style-name="ce17" office:value-type="string" calcext:value-type="string">
            <text:p>N_THREADS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N_ARGS</text:p>
          </table:table-cell>
          <table:table-cell table:style-name="ce17" office:value-type="float" office:value="4" calcext:value-type="float">
            <text:p>4</text:p>
          </table:table-cell>
          <table:table-cell table:style-name="ce5"/>
          <table:table-cell table:style-name="ce17" office:value-type="string" calcext:value-type="string">
            <text:p>N_THREADS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N_ARGS</text:p>
          </table:table-cell>
          <table:table-cell table:style-name="ce17" office:value-type="float" office:value="6" calcext:value-type="float">
            <text:p>6</text:p>
          </table:table-cell>
          <table:table-cell table:style-name="ce5"/>
          <table:table-cell table:style-name="ce17" office:value-type="string" calcext:value-type="string">
            <text:p>N_THREADS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N_ARGS</text:p>
          </table:table-cell>
          <table:table-cell table:style-name="ce17" office:value-type="float" office:value="8" calcext:value-type="float">
            <text:p>8</text:p>
          </table:table-cell>
          <table:table-cell table:style-name="ce5" table:number-columns-repeated="997"/>
        </table:table-row>
        <table:table-row table:style-name="ro2">
          <table:table-cell table:style-name="ce9" office:value-type="string" calcext:value-type="string" table:number-columns-spanned="2" table:number-rows-spanned="1">
            <text:p>SERIAL</text:p>
          </table:table-cell>
          <table:covered-table-cell/>
          <table:table-cell/>
          <table:table-cell table:style-name="ce17" office:value-type="string" calcext:value-type="string" table:number-columns-spanned="4" table:number-rows-spanned="1">
            <text:p>PARALELO</text:p>
          </table:table-cell>
          <table:covered-table-cell table:number-columns-repeated="3" table:style-name="ce17"/>
          <table:table-cell/>
          <table:table-cell table:style-name="ce9" office:value-type="string" calcext:value-type="string" table:number-columns-spanned="4" table:number-rows-spanned="1">
            <text:p>PARALELO</text:p>
          </table:table-cell>
          <table:covered-table-cell table:style-name="ce13"/>
          <table:covered-table-cell table:number-columns-repeated="2"/>
          <table:table-cell/>
          <table:table-cell table:style-name="ce9" office:value-type="string" calcext:value-type="string" table:number-columns-spanned="4" table:number-rows-spanned="1">
            <text:p>PARALELO</text:p>
          </table:table-cell>
          <table:covered-table-cell table:style-name="ce13"/>
          <table:covered-table-cell table:number-columns-repeated="2"/>
          <table:table-cell/>
          <table:table-cell table:style-name="ce9" office:value-type="string" calcext:value-type="string" table:number-columns-spanned="4" table:number-rows-spanned="1">
            <text:p>PARALELO</text:p>
          </table:table-cell>
          <table:covered-table-cell table:number-columns-repeated="2" table:style-name="ce13"/>
          <table:covered-table-cell/>
          <table:table-cell/>
          <table:table-cell table:style-name="ce9" office:value-type="string" calcext:value-type="string" table:number-columns-spanned="4" table:number-rows-spanned="1">
            <text:p>PARALELO</text:p>
          </table:table-cell>
          <table:covered-table-cell table:number-columns-repeated="2" table:style-name="ce13"/>
          <table:covered-table-cell/>
          <table:table-cell table:number-columns-repeated="997"/>
        </table:table-row>
        <table:table-row table:style-name="ro2">
          <table:table-cell office:value-type="string" calcext:value-type="string">
            <text:p>TAMANHO</text:p>
          </table:table-cell>
          <table:table-cell office:value-type="string" calcext:value-type="string">
            <text:p>TEMPO (s)</text:p>
          </table:table-cell>
          <table:table-cell/>
          <table:table-cell office:value-type="string" calcext:value-type="string">
            <text:p>TAMANHO</text:p>
          </table:table-cell>
          <table:table-cell table:style-name="ce13" office:value-type="string" calcext:value-type="string">
            <text:p>TEMPO (s)</text:p>
          </table:table-cell>
          <table:table-cell table:style-name="ce13"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office:value-type="string" calcext:value-type="string">
            <text:p>TAMANHO</text:p>
          </table:table-cell>
          <table:table-cell table:style-name="ce1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office:value-type="string" calcext:value-type="string">
            <text:p>TAMANHO</text:p>
          </table:table-cell>
          <table:table-cell table:style-name="ce1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office:value-type="string" calcext:value-type="string">
            <text:p>TAMANHO</text:p>
          </table:table-cell>
          <table:table-cell table:style-name="ce13" office:value-type="string" calcext:value-type="string">
            <text:p>TEMPO (s)</text:p>
          </table:table-cell>
          <table:table-cell table:style-name="ce13"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office:value-type="string" calcext:value-type="string">
            <text:p>TAMANHO</text:p>
          </table:table-cell>
          <table:table-cell table:style-name="ce13" office:value-type="string" calcext:value-type="string">
            <text:p>TEMPO (s)</text:p>
          </table:table-cell>
          <table:table-cell table:style-name="ce13"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99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4" office:value-type="float" office:value="0.000001" calcext:value-type="float">
            <text:p>1E-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1685" calcext:value-type="float">
            <text:p>0,001685</text:p>
          </table:table-cell>
          <table:table-cell table:style-name="ce19" table:formula="of:=[.B4]/[.E4]" office:value-type="float" office:value="0.000593471810089021" calcext:value-type="float">
            <text:p>0,0005935</text:p>
          </table:table-cell>
          <table:table-cell table:formula="of:=[.F4]/[.E1]" office:value-type="float" office:value="0.00029673590504451" calcext:value-type="float">
            <text:p>0,0002967359050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867" calcext:value-type="float">
            <text:p>0,000867</text:p>
          </table:table-cell>
          <table:table-cell table:formula="of:=[.B4]/[.J4]" office:value-type="float" office:value="0.00115340253748558" calcext:value-type="float">
            <text:p>0,001153402537486</text:p>
          </table:table-cell>
          <table:table-cell table:formula="of:=[.K4]/[.J1]" office:value-type="float" office:value="0.000288350634371396" calcext:value-type="float">
            <text:p>0,00028835063437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372" calcext:value-type="float">
            <text:p>0,000372</text:p>
          </table:table-cell>
          <table:table-cell table:formula="of:=[.B4]/[.O4]" office:value-type="float" office:value="0.00268817204301075" calcext:value-type="float">
            <text:p>0,002688172043011</text:p>
          </table:table-cell>
          <table:table-cell table:formula="of:=[.P4]/[.O1]" office:value-type="float" office:value="0.00134408602150538" calcext:value-type="float">
            <text:p>0,0013440860215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1085" calcext:value-type="float">
            <text:p>0,001085</text:p>
          </table:table-cell>
          <table:table-cell table:style-name="ce19" table:formula="of:=[.B4]/[.T4]" office:value-type="float" office:value="0.000921658986175115" calcext:value-type="float">
            <text:p>0,0009217</text:p>
          </table:table-cell>
          <table:table-cell table:formula="of:=[.U4]/[.T1]" office:value-type="float" office:value="0.000153609831029186" calcext:value-type="float">
            <text:p>0,0001536098310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696" calcext:value-type="float">
            <text:p>0,00696</text:p>
          </table:table-cell>
          <table:table-cell table:style-name="ce19" table:formula="of:=[.B4]/[.Y4]" office:value-type="float" office:value="0.00014367816091954" calcext:value-type="float">
            <text:p>0,0001437</text:p>
          </table:table-cell>
          <table:table-cell table:formula="of:=[.Z4]/[.Y1]" office:value-type="float" office:value="0.0000179597701149425" calcext:value-type="float">
            <text:p>1,79597701149425E-05</text:p>
          </table:table-cell>
          <table:table-cell table:number-columns-repeated="99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00038" calcext:value-type="float">
            <text:p>3,8E-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6" calcext:value-type="float">
            <text:p>0,0016</text:p>
          </table:table-cell>
          <table:table-cell table:style-name="ce19" table:formula="of:=[.B5]/[.E5]" office:value-type="float" office:value="0.02375" calcext:value-type="float">
            <text:p>0,0237500</text:p>
          </table:table-cell>
          <table:table-cell table:formula="of:=[.F5]/[.E1]" office:value-type="float" office:value="0.011875" calcext:value-type="float">
            <text:p>0,011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355" calcext:value-type="float">
            <text:p>0,000355</text:p>
          </table:table-cell>
          <table:table-cell table:formula="of:=[.B5]/[.J5]" office:value-type="float" office:value="0.107042253521127" calcext:value-type="float">
            <text:p>0,107042253521127</text:p>
          </table:table-cell>
          <table:table-cell table:formula="of:=[.K5]/[.J1]" office:value-type="float" office:value="0.0267605633802817" calcext:value-type="float">
            <text:p>0,0267605633802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0692" calcext:value-type="float">
            <text:p>0,010692</text:p>
          </table:table-cell>
          <table:table-cell table:formula="of:=[.B5]/[.O5]" office:value-type="float" office:value="0.00355405910961466" calcext:value-type="float">
            <text:p>0,003554059109615</text:p>
          </table:table-cell>
          <table:table-cell table:formula="of:=[.P5]/[.O1]" office:value-type="float" office:value="0.00177702955480733" calcext:value-type="float">
            <text:p>0,0017770295548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3306" calcext:value-type="float">
            <text:p>0,003306</text:p>
          </table:table-cell>
          <table:table-cell table:style-name="ce19" table:formula="of:=[.B5]/[.T5]" office:value-type="float" office:value="0.0114942528735632" calcext:value-type="float">
            <text:p>0,0114943</text:p>
          </table:table-cell>
          <table:table-cell table:formula="of:=[.U5]/[.T1]" office:value-type="float" office:value="0.00191570881226053" calcext:value-type="float">
            <text:p>0,0019157088122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211" calcext:value-type="float">
            <text:p>0,001211</text:p>
          </table:table-cell>
          <table:table-cell table:style-name="ce19" table:formula="of:=[.B5]/[.Y5]" office:value-type="float" office:value="0.0313790255986788" calcext:value-type="float">
            <text:p>0,0313790</text:p>
          </table:table-cell>
          <table:table-cell table:formula="of:=[.Z5]/[.Y1]" office:value-type="float" office:value="0.00392237819983485" calcext:value-type="float">
            <text:p>0,003922378199835</text:p>
          </table:table-cell>
          <table:table-cell table:number-columns-repeated="99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2648" calcext:value-type="float">
            <text:p>0,00264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8523" calcext:value-type="float">
            <text:p>0,008523</text:p>
          </table:table-cell>
          <table:table-cell table:style-name="ce19" table:formula="of:=[.B6]/[.E6]" office:value-type="float" office:value="0.310688724627479" calcext:value-type="float">
            <text:p>0,3106887</text:p>
          </table:table-cell>
          <table:table-cell table:formula="of:=[.F6]/[.E1]" office:value-type="float" office:value="0.15534436231374" calcext:value-type="float">
            <text:p>0,1553443623137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1969" calcext:value-type="float">
            <text:p>0,001969</text:p>
          </table:table-cell>
          <table:table-cell table:formula="of:=[.B6]/[.J6]" office:value-type="float" office:value="1.34484509903504" calcext:value-type="float">
            <text:p>1,34484509903504</text:p>
          </table:table-cell>
          <table:table-cell table:formula="of:=[.K6]/[.J1]" office:value-type="float" office:value="0.336211274758761" calcext:value-type="float">
            <text:p>0,33621127475876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1764" calcext:value-type="float">
            <text:p>0,001764</text:p>
          </table:table-cell>
          <table:table-cell table:formula="of:=[.B6]/[.O6]" office:value-type="float" office:value="1.50113378684807" calcext:value-type="float">
            <text:p>1,50113378684807</text:p>
          </table:table-cell>
          <table:table-cell table:formula="of:=[.P6]/[.O1]" office:value-type="float" office:value="0.750566893424036" calcext:value-type="float">
            <text:p>0,75056689342403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4445" calcext:value-type="float">
            <text:p>0,004445</text:p>
          </table:table-cell>
          <table:table-cell table:style-name="ce19" table:formula="of:=[.B6]/[.T6]" office:value-type="float" office:value="0.595725534308211" calcext:value-type="float">
            <text:p>0,5957255</text:p>
          </table:table-cell>
          <table:table-cell table:formula="of:=[.U6]/[.T1]" office:value-type="float" office:value="0.0992875890513685" calcext:value-type="float">
            <text:p>0,09928758905136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5409" calcext:value-type="float">
            <text:p>0,005409</text:p>
          </table:table-cell>
          <table:table-cell table:style-name="ce19" table:formula="of:=[.B6]/[.Y6]" office:value-type="float" office:value="0.489554446293215" calcext:value-type="float">
            <text:p>0,4895544</text:p>
          </table:table-cell>
          <table:table-cell table:formula="of:=[.Z6]/[.Y1]" office:value-type="float" office:value="0.0611943057866519" calcext:value-type="float">
            <text:p>0,061194305786652</text:p>
          </table:table-cell>
          <table:table-cell table:number-columns-repeated="997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16" office:value-type="float" office:value="0.287848" calcext:value-type="float">
            <text:p>0,287848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8" office:value-type="float" office:value="0.128988" calcext:value-type="float">
            <text:p>0,128988</text:p>
          </table:table-cell>
          <table:table-cell table:style-name="ce20" table:formula="of:=[.B7]/[.E7]" office:value-type="float" office:value="2.23158743449003" calcext:value-type="float">
            <text:p>2,232</text:p>
          </table:table-cell>
          <table:table-cell table:formula="of:=[.F7]/[.E1]" office:value-type="float" office:value="1.11579371724502" calcext:value-type="float">
            <text:p>1,11579371724502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8" office:value-type="float" office:value="0.123611" calcext:value-type="float">
            <text:p>0,123611</text:p>
          </table:table-cell>
          <table:table-cell table:formula="of:=[.B7]/[.J7]" office:value-type="float" office:value="2.32866007070568" calcext:value-type="float">
            <text:p>2,32866007070568</text:p>
          </table:table-cell>
          <table:table-cell table:formula="of:=[.K7]/[.J1]" office:value-type="float" office:value="0.58216501767642" calcext:value-type="float">
            <text:p>0,58216501767642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8" office:value-type="float" office:value="0.131314" calcext:value-type="float">
            <text:p>0,131314</text:p>
          </table:table-cell>
          <table:table-cell table:formula="of:=[.B7]/[.O7]" office:value-type="float" office:value="2.19205872945764" calcext:value-type="float">
            <text:p>2,19205872945764</text:p>
          </table:table-cell>
          <table:table-cell table:formula="of:=[.P7]/[.O1]" office:value-type="float" office:value="1.09602936472882" calcext:value-type="float">
            <text:p>1,09602936472882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8" office:value-type="float" office:value="0.120796" calcext:value-type="float">
            <text:p>0,120796</text:p>
          </table:table-cell>
          <table:table-cell table:style-name="ce20" table:formula="of:=[.B7]/[.T7]" office:value-type="float" office:value="2.38292658697308" calcext:value-type="float">
            <text:p>2,383</text:p>
          </table:table-cell>
          <table:table-cell table:formula="of:=[.U7]/[.T1]" office:value-type="float" office:value="0.39715443116218" calcext:value-type="float">
            <text:p>0,39715443116218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8" office:value-type="float" office:value="0.112502" calcext:value-type="float">
            <text:p>0,112502</text:p>
          </table:table-cell>
          <table:table-cell table:style-name="ce20" table:formula="of:=[.B7]/[.Y7]" office:value-type="float" office:value="2.55860340260618" calcext:value-type="float">
            <text:p>2,559</text:p>
          </table:table-cell>
          <table:table-cell table:formula="of:=[.Z7]/[.Y1]" office:value-type="float" office:value="0.319825425325772" calcext:value-type="float">
            <text:p>0,319825425325772</text:p>
          </table:table-cell>
          <table:table-cell table:number-columns-repeated="997"/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1.040769" calcext:value-type="float">
            <text:p>1,040769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0.539935" calcext:value-type="float">
            <text:p>0,539935</text:p>
          </table:table-cell>
          <table:table-cell table:style-name="ce21" table:formula="of:=[.B8]/[.E8]" office:value-type="float" office:value="1.92758202376212" calcext:value-type="float">
            <text:p>1,928</text:p>
          </table:table-cell>
          <table:table-cell table:formula="of:=[.F8]/[.E1]" office:value-type="float" office:value="0.96379101188106" calcext:value-type="float">
            <text:p>0,96379101188106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0.435913" calcext:value-type="float">
            <text:p>0,435913</text:p>
          </table:table-cell>
          <table:table-cell table:formula="of:=[.B8]/[.J8]" office:value-type="float" office:value="2.38756127942961" calcext:value-type="float">
            <text:p>2,38756127942961</text:p>
          </table:table-cell>
          <table:table-cell table:formula="of:=[.K8]/[.J1]" office:value-type="float" office:value="0.596890319857403" calcext:value-type="float">
            <text:p>0,596890319857403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0.474316" calcext:value-type="float">
            <text:p>0,474316</text:p>
          </table:table-cell>
          <table:table-cell table:formula="of:=[.B8]/[.O8]" office:value-type="float" office:value="2.1942523549701" calcext:value-type="float">
            <text:p>2,1942523549701</text:p>
          </table:table-cell>
          <table:table-cell table:formula="of:=[.P8]/[.O1]" office:value-type="float" office:value="1.09712617748505" calcext:value-type="float">
            <text:p>1,09712617748505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0.47344" calcext:value-type="float">
            <text:p>0,47344</text:p>
          </table:table-cell>
          <table:table-cell table:style-name="ce21" table:formula="of:=[.B8]/[.T8]" office:value-type="float" office:value="2.198312352146" calcext:value-type="float">
            <text:p>2,198</text:p>
          </table:table-cell>
          <table:table-cell table:formula="of:=[.U8]/[.T1]" office:value-type="float" office:value="0.366385392024333" calcext:value-type="float">
            <text:p>0,366385392024333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0.436541" calcext:value-type="float">
            <text:p>0,436541</text:p>
          </table:table-cell>
          <table:table-cell table:style-name="ce21" table:formula="of:=[.B8]/[.Y8]" office:value-type="float" office:value="2.3841265768851" calcext:value-type="float">
            <text:p>2,384</text:p>
          </table:table-cell>
          <table:table-cell table:formula="of:=[.Z8]/[.Y1]" office:value-type="float" office:value="0.298015822110637" calcext:value-type="float">
            <text:p>0,298015822110637</text:p>
          </table:table-cell>
          <table:table-cell table:number-columns-repeated="997"/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2.677909" calcext:value-type="float">
            <text:p>2,677909</text:p>
          </table:table-cell>
          <table:table-cell/>
          <table:table-cell office:value-type="float" office:value="30000" calcext:value-type="float">
            <text:p>30000</text:p>
          </table:table-cell>
          <table:table-cell table:style-name="ce13" office:value-type="float" office:value="1.521774" calcext:value-type="float">
            <text:p>1,521774</text:p>
          </table:table-cell>
          <table:table-cell table:style-name="ce22" table:formula="of:=[.B9]/[.E9]" office:value-type="float" office:value="1.75972844850812" calcext:value-type="float">
            <text:p>1,7597</text:p>
          </table:table-cell>
          <table:table-cell table:formula="of:=[.F9]/[.E1]" office:value-type="float" office:value="0.87986422425406" calcext:value-type="float">
            <text:p>0,87986422425406</text:p>
          </table:table-cell>
          <table:table-cell/>
          <table:table-cell office:value-type="float" office:value="30000" calcext:value-type="float">
            <text:p>30000</text:p>
          </table:table-cell>
          <table:table-cell table:style-name="ce13" office:value-type="float" office:value="1.43528" calcext:value-type="float">
            <text:p>1,43528</text:p>
          </table:table-cell>
          <table:table-cell table:formula="of:=[.B9]/[.J9]" office:value-type="float" office:value="1.86577462237333" calcext:value-type="float">
            <text:p>1,86577462237333</text:p>
          </table:table-cell>
          <table:table-cell table:formula="of:=[.K9]/[.J1]" office:value-type="float" office:value="0.466443655593334" calcext:value-type="float">
            <text:p>0,466443655593334</text:p>
          </table:table-cell>
          <table:table-cell/>
          <table:table-cell office:value-type="float" office:value="30000" calcext:value-type="float">
            <text:p>30000</text:p>
          </table:table-cell>
          <table:table-cell table:style-name="ce13" office:value-type="float" office:value="0.883214" calcext:value-type="float">
            <text:p>0,883214</text:p>
          </table:table-cell>
          <table:table-cell table:formula="of:=[.B9]/[.O9]" office:value-type="float" office:value="3.03200470101244" calcext:value-type="float">
            <text:p>3,03200470101244</text:p>
          </table:table-cell>
          <table:table-cell table:formula="of:=[.P9]/[.O1]" office:value-type="float" office:value="1.51600235050622" calcext:value-type="float">
            <text:p>1,51600235050622</text:p>
          </table:table-cell>
          <table:table-cell/>
          <table:table-cell office:value-type="float" office:value="30000" calcext:value-type="float">
            <text:p>30000</text:p>
          </table:table-cell>
          <table:table-cell table:style-name="ce13" office:value-type="float" office:value="1.562881" calcext:value-type="float">
            <text:p>1,562881</text:p>
          </table:table-cell>
          <table:table-cell table:style-name="ce22" table:formula="of:=[.B9]/[.T9]" office:value-type="float" office:value="1.7134439538263" calcext:value-type="float">
            <text:p>1,7134</text:p>
          </table:table-cell>
          <table:table-cell table:formula="of:=[.U9]/[.T1]" office:value-type="float" office:value="0.285573992304383" calcext:value-type="float">
            <text:p>0,285573992304383</text:p>
          </table:table-cell>
          <table:table-cell/>
          <table:table-cell office:value-type="float" office:value="30000" calcext:value-type="float">
            <text:p>30000</text:p>
          </table:table-cell>
          <table:table-cell table:style-name="ce13" office:value-type="float" office:value="1.520156" calcext:value-type="float">
            <text:p>1,520156</text:p>
          </table:table-cell>
          <table:table-cell table:style-name="ce22" table:formula="of:=[.B9]/[.Y9]" office:value-type="float" office:value="1.76160144090475" calcext:value-type="float">
            <text:p>1,7616</text:p>
          </table:table-cell>
          <table:table-cell table:formula="of:=[.Z9]/[.Y1]" office:value-type="float" office:value="0.220200180113094" calcext:value-type="float">
            <text:p>0,220200180113094</text:p>
          </table:table-cell>
          <table:table-cell table:number-columns-repeated="997"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7"/>
        </table:table-row>
      </table:table>
      <table:table table:name="Matriz_soma" table:style-name="ta1">
        <table:table-column table:style-name="co1" table:number-columns-repeated="2" table:default-cell-style-name="ce13"/>
        <table:table-column table:style-name="co1" table:default-cell-style-name="Default"/>
        <table:table-column table:style-name="co1" table:number-columns-repeated="2" table:default-cell-style-name="ce13"/>
        <table:table-column table:style-name="co1" table:default-cell-style-name="ce22"/>
        <table:table-column table:style-name="co1" table:default-cell-style-name="ce13"/>
        <table:table-column table:style-name="co1" table:default-cell-style-name="Default"/>
        <table:table-column table:style-name="co1" table:number-columns-repeated="2" table:default-cell-style-name="ce13"/>
        <table:table-column table:style-name="co1" table:default-cell-style-name="ce22"/>
        <table:table-column table:style-name="co1" table:default-cell-style-name="ce13"/>
        <table:table-column table:style-name="co1" table:default-cell-style-name="Default"/>
        <table:table-column table:style-name="co1" table:number-columns-repeated="2" table:default-cell-style-name="ce13"/>
        <table:table-column table:style-name="co1" table:default-cell-style-name="ce22"/>
        <table:table-column table:style-name="co1" table:default-cell-style-name="ce13"/>
        <table:table-column table:style-name="co1" table:default-cell-style-name="Default"/>
        <table:table-column table:style-name="co1" table:number-columns-repeated="2" table:default-cell-style-name="ce13"/>
        <table:table-column table:style-name="co1" table:default-cell-style-name="ce22"/>
        <table:table-column table:style-name="co1" table:default-cell-style-name="ce13"/>
        <table:table-column table:style-name="co1" table:default-cell-style-name="Default"/>
        <table:table-column table:style-name="co1" table:number-columns-repeated="2" table:default-cell-style-name="ce13"/>
        <table:table-column table:style-name="co1" table:default-cell-style-name="ce22"/>
        <table:table-column table:style-name="co1" table:default-cell-style-name="ce13"/>
        <table:table-column table:style-name="co1" table:number-columns-repeated="997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Processador Intel® Core™ i5-7200U </text:p>
            <text:p>Nº CPU = 2 </text:p>
            <text:p>Nº Threads = 4</text:p>
          </table:table-cell>
          <table:covered-table-cell table:style-name="ce5"/>
          <table:table-cell table:style-name="ce5"/>
          <table:table-cell table:style-name="ce17" office:value-type="string" calcext:value-type="string">
            <text:p>N_THREADS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N_ARGS</text:p>
          </table:table-cell>
          <table:table-cell table:style-name="ce17" office:value-type="float" office:value="2" calcext:value-type="float">
            <text:p>2</text:p>
          </table:table-cell>
          <table:table-cell table:style-name="ce5"/>
          <table:table-cell table:style-name="ce17" office:value-type="string" calcext:value-type="string">
            <text:p>N_THREADS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_ARGS</text:p>
          </table:table-cell>
          <table:table-cell table:style-name="ce17" office:value-type="float" office:value="4" calcext:value-type="float">
            <text:p>4</text:p>
          </table:table-cell>
          <table:table-cell table:style-name="ce5"/>
          <table:table-cell table:style-name="ce17" office:value-type="string" calcext:value-type="string">
            <text:p>N_THREADS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N_ARGS</text:p>
          </table:table-cell>
          <table:table-cell table:style-name="ce17" office:value-type="float" office:value="4" calcext:value-type="float">
            <text:p>4</text:p>
          </table:table-cell>
          <table:table-cell table:style-name="ce5"/>
          <table:table-cell table:style-name="ce17" office:value-type="string" calcext:value-type="string">
            <text:p>N_THREADS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N_ARGS</text:p>
          </table:table-cell>
          <table:table-cell table:style-name="ce17" office:value-type="float" office:value="6" calcext:value-type="float">
            <text:p>6</text:p>
          </table:table-cell>
          <table:table-cell table:style-name="ce5"/>
          <table:table-cell table:style-name="ce17" office:value-type="string" calcext:value-type="string">
            <text:p>N_THREADS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N_ARGS</text:p>
          </table:table-cell>
          <table:table-cell table:style-name="ce17" office:value-type="float" office:value="8" calcext:value-type="float">
            <text:p>8</text:p>
          </table:table-cell>
          <table:table-cell table:style-name="ce5" table:number-columns-repeated="997"/>
        </table:table-row>
        <table:table-row table:style-name="ro2">
          <table:table-cell table:style-name="ce9" office:value-type="string" calcext:value-type="string" table:number-columns-spanned="2" table:number-rows-spanned="1">
            <text:p>SERIAL</text:p>
          </table:table-cell>
          <table:covered-table-cell/>
          <table:table-cell/>
          <table:table-cell table:style-name="ce9" office:value-type="string" calcext:value-type="string" table:number-columns-spanned="4" table:number-rows-spanned="1">
            <text:p>PARALELO</text:p>
          </table:table-cell>
          <table:covered-table-cell/>
          <table:covered-table-cell table:style-name="ce13"/>
          <table:covered-table-cell/>
          <table:table-cell/>
          <table:table-cell table:style-name="ce9" office:value-type="string" calcext:value-type="string" table:number-columns-spanned="4" table:number-rows-spanned="1">
            <text:p>PARALELO</text:p>
          </table:table-cell>
          <table:covered-table-cell/>
          <table:covered-table-cell table:style-name="ce13"/>
          <table:covered-table-cell/>
          <table:table-cell/>
          <table:table-cell table:style-name="ce9" office:value-type="string" calcext:value-type="string" table:number-columns-spanned="4" table:number-rows-spanned="1">
            <text:p>PARALELO</text:p>
          </table:table-cell>
          <table:covered-table-cell/>
          <table:covered-table-cell table:style-name="ce13"/>
          <table:covered-table-cell/>
          <table:table-cell/>
          <table:table-cell table:style-name="ce9" office:value-type="string" calcext:value-type="string" table:number-columns-spanned="4" table:number-rows-spanned="1">
            <text:p>PARALELO</text:p>
          </table:table-cell>
          <table:covered-table-cell/>
          <table:covered-table-cell table:style-name="ce13"/>
          <table:covered-table-cell/>
          <table:table-cell/>
          <table:table-cell table:style-name="ce9" office:value-type="string" calcext:value-type="string" table:number-columns-spanned="4" table:number-rows-spanned="1">
            <text:p>PARALELO</text:p>
          </table:table-cell>
          <table:covered-table-cell/>
          <table:covered-table-cell table:style-name="ce13"/>
          <table:covered-table-cell/>
          <table:table-cell table:number-columns-repeated="997"/>
        </table:table-row>
        <table:table-row table:style-name="ro2">
          <table:table-cell office:value-type="string" calcext:value-type="string">
            <text:p>TAMANHO</text:p>
          </table:table-cell>
          <table:table-cell office:value-type="string" calcext:value-type="string">
            <text:p>TEMPO (s)</text:p>
          </table:table-cell>
          <table:table-cell/>
          <table:table-cell office:value-type="string" calcext:value-type="string">
            <text:p>TAMANHO</text:p>
          </table:table-cell>
          <table:table-cell office:value-type="string" calcext:value-type="string">
            <text:p>TEMPO (s)</text:p>
          </table:table-cell>
          <table:table-cell table:style-name="ce13"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office:value-type="string" calcext:value-type="string">
            <text:p>TAMANHO</text:p>
          </table:table-cell>
          <table:table-cell office:value-type="string" calcext:value-type="string">
            <text:p>TEMPO (s)</text:p>
          </table:table-cell>
          <table:table-cell table:style-name="ce13"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office:value-type="string" calcext:value-type="string">
            <text:p>TAMANHO</text:p>
          </table:table-cell>
          <table:table-cell office:value-type="string" calcext:value-type="string">
            <text:p>TEMPO (s)</text:p>
          </table:table-cell>
          <table:table-cell table:style-name="ce13"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office:value-type="string" calcext:value-type="string">
            <text:p>TAMANHO</text:p>
          </table:table-cell>
          <table:table-cell office:value-type="string" calcext:value-type="string">
            <text:p>TEMPO (s)</text:p>
          </table:table-cell>
          <table:table-cell table:style-name="ce13"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office:value-type="string" calcext:value-type="string">
            <text:p>TAMANHO</text:p>
          </table:table-cell>
          <table:table-cell office:value-type="string" calcext:value-type="string">
            <text:p>TEMPO (s)</text:p>
          </table:table-cell>
          <table:table-cell table:style-name="ce13"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99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004" calcext:value-type="float">
            <text:p>4E-0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4" office:value-type="float" office:value="0.00087" calcext:value-type="float">
            <text:p>0,00087</text:p>
          </table:table-cell>
          <table:table-cell table:style-name="ce19" table:formula="of:=[.B4]/[.E4]" office:value-type="float" office:value="0.00459770114942529" calcext:value-type="float">
            <text:p>0,0045977</text:p>
          </table:table-cell>
          <table:table-cell table:formula="of:=[.F4]/[.E1]" office:value-type="float" office:value="0.00229885057471265" calcext:value-type="float">
            <text:p>0,00229885057471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4" office:value-type="float" office:value="0.006813" calcext:value-type="float">
            <text:p>0,006813</text:p>
          </table:table-cell>
          <table:table-cell table:style-name="ce19" table:formula="of:=[.B4]/[.J4]" office:value-type="float" office:value="0.000587112872449728" calcext:value-type="float">
            <text:p>0,0005871</text:p>
          </table:table-cell>
          <table:table-cell table:formula="of:=[.K4]/[.J1]" office:value-type="float" office:value="0.000146778218112432" calcext:value-type="float">
            <text:p>0,000146778218112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4" office:value-type="float" office:value="0.007269" calcext:value-type="float">
            <text:p>0,007269</text:p>
          </table:table-cell>
          <table:table-cell table:style-name="ce19" table:formula="of:=[.B4]/[.O4]" office:value-type="float" office:value="0.000550282019535012" calcext:value-type="float">
            <text:p>0,0005503</text:p>
          </table:table-cell>
          <table:table-cell table:formula="of:=[.P4]/[.O1]" office:value-type="float" office:value="0.000275141009767506" calcext:value-type="float">
            <text:p>0,00027514100976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4" office:value-type="float" office:value="0.00394" calcext:value-type="float">
            <text:p>0,00394</text:p>
          </table:table-cell>
          <table:table-cell table:style-name="ce19" table:formula="of:=[.B4]/[.T4]" office:value-type="float" office:value="0.00101522842639594" calcext:value-type="float">
            <text:p>0,0010152</text:p>
          </table:table-cell>
          <table:table-cell table:formula="of:=[.U4]/[.T1]" office:value-type="float" office:value="0.000169204737732657" calcext:value-type="float">
            <text:p>0,00016920473773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4" office:value-type="float" office:value="0.002814" calcext:value-type="float">
            <text:p>0,002814</text:p>
          </table:table-cell>
          <table:table-cell table:style-name="ce19" table:formula="of:=[.B4]/[.Y4]" office:value-type="float" office:value="0.00142146410803127" calcext:value-type="float">
            <text:p>0,0014215</text:p>
          </table:table-cell>
          <table:table-cell table:formula="of:=[.Z4]/[.Y1]" office:value-type="float" office:value="0.000177683013503909" calcext:value-type="float">
            <text:p>0,000177683013504</text:p>
          </table:table-cell>
          <table:table-cell table:number-columns-repeated="99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00136" calcext:value-type="float">
            <text:p>0,000136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4" office:value-type="float" office:value="0.003138" calcext:value-type="float">
            <text:p>0,003138</text:p>
          </table:table-cell>
          <table:table-cell table:style-name="ce19" table:formula="of:=[.B5]/[.E5]" office:value-type="float" office:value="0.0433397068196303" calcext:value-type="float">
            <text:p>0,0433397</text:p>
          </table:table-cell>
          <table:table-cell table:formula="of:=[.F5]/[.E1]" office:value-type="float" office:value="0.0216698534098151" calcext:value-type="float">
            <text:p>0,021669853409815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4" office:value-type="float" office:value="0.001179" calcext:value-type="float">
            <text:p>0,001179</text:p>
          </table:table-cell>
          <table:table-cell table:style-name="ce19" table:formula="of:=[.B5]/[.J5]" office:value-type="float" office:value="0.115351993214589" calcext:value-type="float">
            <text:p>0,1153520</text:p>
          </table:table-cell>
          <table:table-cell table:formula="of:=[.K5]/[.J1]" office:value-type="float" office:value="0.0288379983036472" calcext:value-type="float">
            <text:p>0,028837998303647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4" office:value-type="float" office:value="0.001208" calcext:value-type="float">
            <text:p>0,001208</text:p>
          </table:table-cell>
          <table:table-cell table:style-name="ce19" table:formula="of:=[.B5]/[.O5]" office:value-type="float" office:value="0.112582781456954" calcext:value-type="float">
            <text:p>0,1125828</text:p>
          </table:table-cell>
          <table:table-cell table:formula="of:=[.P5]/[.O1]" office:value-type="float" office:value="0.056291390728477" calcext:value-type="float">
            <text:p>0,056291390728477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4" office:value-type="float" office:value="0.005063" calcext:value-type="float">
            <text:p>0,005063</text:p>
          </table:table-cell>
          <table:table-cell table:style-name="ce19" table:formula="of:=[.B5]/[.T5]" office:value-type="float" office:value="0.026861544538811" calcext:value-type="float">
            <text:p>0,0268615</text:p>
          </table:table-cell>
          <table:table-cell table:formula="of:=[.U5]/[.T1]" office:value-type="float" office:value="0.00447692408980183" calcext:value-type="float">
            <text:p>0,00447692408980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4" office:value-type="float" office:value="0.002017" calcext:value-type="float">
            <text:p>0,002017</text:p>
          </table:table-cell>
          <table:table-cell table:style-name="ce19" table:formula="of:=[.B5]/[.Y5]" office:value-type="float" office:value="0.0674268715914725" calcext:value-type="float">
            <text:p>0,0674269</text:p>
          </table:table-cell>
          <table:table-cell table:formula="of:=[.Z5]/[.Y1]" office:value-type="float" office:value="0.00842835894893406" calcext:value-type="float">
            <text:p>0,008428358948934</text:p>
          </table:table-cell>
          <table:table-cell table:number-columns-repeated="99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11692" calcext:value-type="float">
            <text:p>0,011692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14" office:value-type="float" office:value="0.028521" calcext:value-type="float">
            <text:p>0,028521</text:p>
          </table:table-cell>
          <table:table-cell table:style-name="ce19" table:formula="of:=[.B6]/[.E6]" office:value-type="float" office:value="0.409943550366397" calcext:value-type="float">
            <text:p>0,4099436</text:p>
          </table:table-cell>
          <table:table-cell table:formula="of:=[.F6]/[.E1]" office:value-type="float" office:value="0.204971775183198" calcext:value-type="float">
            <text:p>0,204971775183198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14" office:value-type="float" office:value="0.010536" calcext:value-type="float">
            <text:p>0,010536</text:p>
          </table:table-cell>
          <table:table-cell table:style-name="ce19" table:formula="of:=[.B6]/[.J6]" office:value-type="float" office:value="1.10971905846621" calcext:value-type="float">
            <text:p>1,1097191</text:p>
          </table:table-cell>
          <table:table-cell table:formula="of:=[.K6]/[.J1]" office:value-type="float" office:value="0.277429764616552" calcext:value-type="float">
            <text:p>0,277429764616552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14" office:value-type="float" office:value="0.01135" calcext:value-type="float">
            <text:p>0,01135</text:p>
          </table:table-cell>
          <table:table-cell table:style-name="ce19" table:formula="of:=[.B6]/[.O6]" office:value-type="float" office:value="1.03013215859031" calcext:value-type="float">
            <text:p>1,0301322</text:p>
          </table:table-cell>
          <table:table-cell table:formula="of:=[.P6]/[.O1]" office:value-type="float" office:value="0.515066079295155" calcext:value-type="float">
            <text:p>0,515066079295155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14" office:value-type="float" office:value="0.009635" calcext:value-type="float">
            <text:p>0,009635</text:p>
          </table:table-cell>
          <table:table-cell table:style-name="ce19" table:formula="of:=[.B6]/[.T6]" office:value-type="float" office:value="1.21349247535029" calcext:value-type="float">
            <text:p>1,2134925</text:p>
          </table:table-cell>
          <table:table-cell table:formula="of:=[.U6]/[.T1]" office:value-type="float" office:value="0.202248745891715" calcext:value-type="float">
            <text:p>0,202248745891715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14" office:value-type="float" office:value="0.009239" calcext:value-type="float">
            <text:p>0,009239</text:p>
          </table:table-cell>
          <table:table-cell table:style-name="ce19" table:formula="of:=[.B6]/[.Y6]" office:value-type="float" office:value="1.26550492477541" calcext:value-type="float">
            <text:p>1,2655049</text:p>
          </table:table-cell>
          <table:table-cell table:formula="of:=[.Z6]/[.Y1]" office:value-type="float" office:value="0.158188115596926" calcext:value-type="float">
            <text:p>0,158188115596926</text:p>
          </table:table-cell>
          <table:table-cell table:number-columns-repeated="99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.073099" calcext:value-type="float">
            <text:p>1,073099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8" office:value-type="float" office:value="0.550608" calcext:value-type="float">
            <text:p>0,550608</text:p>
          </table:table-cell>
          <table:table-cell table:style-name="ce20" table:formula="of:=[.B7]/[.E7]" office:value-type="float" office:value="1.94893463226106" calcext:value-type="float">
            <text:p>1,949</text:p>
          </table:table-cell>
          <table:table-cell table:formula="of:=[.F7]/[.E1]" office:value-type="float" office:value="0.97446731613053" calcext:value-type="float">
            <text:p>0,97446731613053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8" office:value-type="float" office:value="0.471415" calcext:value-type="float">
            <text:p>0,471415</text:p>
          </table:table-cell>
          <table:table-cell table:style-name="ce20" table:formula="of:=[.B7]/[.J7]" office:value-type="float" office:value="2.2763361369494" calcext:value-type="float">
            <text:p>2,276</text:p>
          </table:table-cell>
          <table:table-cell table:formula="of:=[.K7]/[.J1]" office:value-type="float" office:value="0.56908403423735" calcext:value-type="float">
            <text:p>0,56908403423735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8" office:value-type="float" office:value="0.489896" calcext:value-type="float">
            <text:p>0,489896</text:p>
          </table:table-cell>
          <table:table-cell table:style-name="ce20" table:formula="of:=[.B7]/[.O7]" office:value-type="float" office:value="2.1904628737528" calcext:value-type="float">
            <text:p>2,190</text:p>
          </table:table-cell>
          <table:table-cell table:formula="of:=[.P7]/[.O1]" office:value-type="float" office:value="1.0952314368764" calcext:value-type="float">
            <text:p>1,0952314368764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8" office:value-type="float" office:value="0.478296" calcext:value-type="float">
            <text:p>0,478296</text:p>
          </table:table-cell>
          <table:table-cell table:style-name="ce20" table:formula="of:=[.B7]/[.T7]" office:value-type="float" office:value="2.24358765283423" calcext:value-type="float">
            <text:p>2,244</text:p>
          </table:table-cell>
          <table:table-cell table:formula="of:=[.U7]/[.T1]" office:value-type="float" office:value="0.373931275472372" calcext:value-type="float">
            <text:p>0,373931275472372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8" office:value-type="float" office:value="0.503254" calcext:value-type="float">
            <text:p>0,503254</text:p>
          </table:table-cell>
          <table:table-cell table:style-name="ce20" table:formula="of:=[.B7]/[.Y7]" office:value-type="float" office:value="2.13232085587" calcext:value-type="float">
            <text:p>2,132</text:p>
          </table:table-cell>
          <table:table-cell table:formula="of:=[.Z7]/[.Y1]" office:value-type="float" office:value="0.26654010698375" calcext:value-type="float">
            <text:p>0,26654010698375</text:p>
          </table:table-cell>
          <table:table-cell table:number-columns-repeated="997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1.383676" calcext:value-type="float">
            <text:p>1,383676</text:p>
          </table:table-cell>
          <table:table-cell/>
          <table:table-cell office:value-type="float" office:value="11000" calcext:value-type="float">
            <text:p>11000</text:p>
          </table:table-cell>
          <table:table-cell table:style-name="ce14" office:value-type="float" office:value="0.700877" calcext:value-type="float">
            <text:p>0,700877</text:p>
          </table:table-cell>
          <table:table-cell table:style-name="ce21" table:formula="of:=[.B8]/[.E8]" office:value-type="float" office:value="1.97420660115826" calcext:value-type="float">
            <text:p>1,974</text:p>
          </table:table-cell>
          <table:table-cell table:formula="of:=[.F8]/[.E1]" office:value-type="float" office:value="0.98710330057913" calcext:value-type="float">
            <text:p>0,98710330057913</text:p>
          </table:table-cell>
          <table:table-cell/>
          <table:table-cell office:value-type="float" office:value="11000" calcext:value-type="float">
            <text:p>11000</text:p>
          </table:table-cell>
          <table:table-cell table:style-name="ce14" office:value-type="float" office:value="0.633351" calcext:value-type="float">
            <text:p>0,633351</text:p>
          </table:table-cell>
          <table:table-cell table:style-name="ce21" table:formula="of:=[.B8]/[.J8]" office:value-type="float" office:value="2.18469063757695" calcext:value-type="float">
            <text:p>2,185</text:p>
          </table:table-cell>
          <table:table-cell table:formula="of:=[.K8]/[.J1]" office:value-type="float" office:value="0.546172659394238" calcext:value-type="float">
            <text:p>0,546172659394238</text:p>
          </table:table-cell>
          <table:table-cell/>
          <table:table-cell office:value-type="float" office:value="11000" calcext:value-type="float">
            <text:p>11000</text:p>
          </table:table-cell>
          <table:table-cell table:style-name="ce14" office:value-type="float" office:value="0.655354" calcext:value-type="float">
            <text:p>0,655354</text:p>
          </table:table-cell>
          <table:table-cell table:style-name="ce21" table:formula="of:=[.B8]/[.O8]" office:value-type="float" office:value="2.11134135139177" calcext:value-type="float">
            <text:p>2,111</text:p>
          </table:table-cell>
          <table:table-cell table:formula="of:=[.P8]/[.O1]" office:value-type="float" office:value="1.05567067569589" calcext:value-type="float">
            <text:p>1,05567067569589</text:p>
          </table:table-cell>
          <table:table-cell/>
          <table:table-cell office:value-type="float" office:value="11000" calcext:value-type="float">
            <text:p>11000</text:p>
          </table:table-cell>
          <table:table-cell table:style-name="ce14" office:value-type="float" office:value="0.578682" calcext:value-type="float">
            <text:p>0,578682</text:p>
          </table:table-cell>
          <table:table-cell table:style-name="ce21" table:formula="of:=[.B8]/[.T8]" office:value-type="float" office:value="2.39108180313194" calcext:value-type="float">
            <text:p>2,391</text:p>
          </table:table-cell>
          <table:table-cell table:formula="of:=[.U8]/[.T1]" office:value-type="float" office:value="0.398513633855323" calcext:value-type="float">
            <text:p>0,398513633855323</text:p>
          </table:table-cell>
          <table:table-cell/>
          <table:table-cell office:value-type="float" office:value="11000" calcext:value-type="float">
            <text:p>11000</text:p>
          </table:table-cell>
          <table:table-cell table:style-name="ce14" office:value-type="float" office:value="0.594245" calcext:value-type="float">
            <text:p>0,594245</text:p>
          </table:table-cell>
          <table:table-cell table:style-name="ce21" table:formula="of:=[.B8]/[.Y8]" office:value-type="float" office:value="2.32846048347062" calcext:value-type="float">
            <text:p>2,328</text:p>
          </table:table-cell>
          <table:table-cell table:formula="of:=[.Z8]/[.Y1]" office:value-type="float" office:value="0.291057560433828" calcext:value-type="float">
            <text:p>0,291057560433828</text:p>
          </table:table-cell>
          <table:table-cell table:number-columns-repeated="997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1.63269" calcext:value-type="float">
            <text:p>1,63269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0.813797" calcext:value-type="float">
            <text:p>0,813797</text:p>
          </table:table-cell>
          <table:table-cell table:formula="of:=[.B9]/[.E9]" office:value-type="float" office:value="2.00626200391498" calcext:value-type="float">
            <text:p>2,0063</text:p>
          </table:table-cell>
          <table:table-cell table:formula="of:=[.F9]/[.E1]" office:value-type="float" office:value="1.00313100195749" calcext:value-type="float">
            <text:p>1,00313100195749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0.847866" calcext:value-type="float">
            <text:p>0,847866</text:p>
          </table:table-cell>
          <table:table-cell table:formula="of:=[.B9]/[.J9]" office:value-type="float" office:value="1.92564626957562" calcext:value-type="float">
            <text:p>1,9256</text:p>
          </table:table-cell>
          <table:table-cell table:formula="of:=[.K9]/[.J1]" office:value-type="float" office:value="0.481411567393905" calcext:value-type="float">
            <text:p>0,48141156739390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0.733072" calcext:value-type="float">
            <text:p>0,733072</text:p>
          </table:table-cell>
          <table:table-cell table:formula="of:=[.B9]/[.O9]" office:value-type="float" office:value="2.2271891437676" calcext:value-type="float">
            <text:p>2,2272</text:p>
          </table:table-cell>
          <table:table-cell table:formula="of:=[.P9]/[.O1]" office:value-type="float" office:value="1.1135945718838" calcext:value-type="float">
            <text:p>1,1135945718838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0.691164" calcext:value-type="float">
            <text:p>0,691164</text:p>
          </table:table-cell>
          <table:table-cell table:formula="of:=[.B9]/[.T9]" office:value-type="float" office:value="2.36223240793791" calcext:value-type="float">
            <text:p>2,3622</text:p>
          </table:table-cell>
          <table:table-cell table:formula="of:=[.U9]/[.T1]" office:value-type="float" office:value="0.393705401322985" calcext:value-type="float">
            <text:p>0,39370540132298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0.676979" calcext:value-type="float">
            <text:p>0,676979</text:p>
          </table:table-cell>
          <table:table-cell table:formula="of:=[.B9]/[.Y9]" office:value-type="float" office:value="2.41172916737447" calcext:value-type="float">
            <text:p>2,4117</text:p>
          </table:table-cell>
          <table:table-cell table:formula="of:=[.Z9]/[.Y1]" office:value-type="float" office:value="0.301466145921809" calcext:value-type="float">
            <text:p>0,301466145921809</text:p>
          </table:table-cell>
          <table:table-cell table:number-columns-repeated="997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1.800174" calcext:value-type="float">
            <text:p>1,800174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1.111045" calcext:value-type="float">
            <text:p>1,111045</text:p>
          </table:table-cell>
          <table:table-cell table:formula="of:=[.B10]/[.E10]" office:value-type="float" office:value="1.6202530050538" calcext:value-type="float">
            <text:p>1,6203</text:p>
          </table:table-cell>
          <table:table-cell table:formula="of:=[.F10]/[.E1]" office:value-type="float" office:value="0.8101265025269" calcext:value-type="float">
            <text:p>0,8101265025269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0.835062" calcext:value-type="float">
            <text:p>0,835062</text:p>
          </table:table-cell>
          <table:table-cell table:formula="of:=[.B10]/[.J10]" office:value-type="float" office:value="2.15573693929313" calcext:value-type="float">
            <text:p>2,1557</text:p>
          </table:table-cell>
          <table:table-cell table:formula="of:=[.K10]/[.J1]" office:value-type="float" office:value="0.538934234823283" calcext:value-type="float">
            <text:p>0,538934234823283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0.896916" calcext:value-type="float">
            <text:p>0,896916</text:p>
          </table:table-cell>
          <table:table-cell table:formula="of:=[.B10]/[.O10]" office:value-type="float" office:value="2.00707089627122" calcext:value-type="float">
            <text:p>2,0071</text:p>
          </table:table-cell>
          <table:table-cell table:formula="of:=[.P10]/[.O1]" office:value-type="float" office:value="1.00353544813561" calcext:value-type="float">
            <text:p>1,00353544813561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0.831749" calcext:value-type="float">
            <text:p>0,831749</text:p>
          </table:table-cell>
          <table:table-cell table:formula="of:=[.B10]/[.T10]" office:value-type="float" office:value="2.16432361205123" calcext:value-type="float">
            <text:p>2,1643</text:p>
          </table:table-cell>
          <table:table-cell table:formula="of:=[.U10]/[.T1]" office:value-type="float" office:value="0.360720602008538" calcext:value-type="float">
            <text:p>0,360720602008538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0.816247" calcext:value-type="float">
            <text:p>0,816247</text:p>
          </table:table-cell>
          <table:table-cell table:formula="of:=[.B10]/[.Y10]" office:value-type="float" office:value="2.20542801382425" calcext:value-type="float">
            <text:p>2,2054</text:p>
          </table:table-cell>
          <table:table-cell table:formula="of:=[.Z10]/[.Y1]" office:value-type="float" office:value="0.275678501728031" calcext:value-type="float">
            <text:p>0,275678501728031</text:p>
          </table:table-cell>
          <table:table-cell table:number-columns-repeated="997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2.086208" calcext:value-type="float">
            <text:p>2,086208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.325813" calcext:value-type="float">
            <text:p>1,325813</text:p>
          </table:table-cell>
          <table:table-cell table:formula="of:=[.B11]/[.E11]" office:value-type="float" office:value="1.57353110883662" calcext:value-type="float">
            <text:p>1,5735</text:p>
          </table:table-cell>
          <table:table-cell table:formula="of:=[.F11]/[.E1]" office:value-type="float" office:value="0.78676555441831" calcext:value-type="float">
            <text:p>0,7867655544183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0.962914" calcext:value-type="float">
            <text:p>0,962914</text:p>
          </table:table-cell>
          <table:table-cell table:formula="of:=[.B11]/[.J11]" office:value-type="float" office:value="2.16655693031776" calcext:value-type="float">
            <text:p>2,1666</text:p>
          </table:table-cell>
          <table:table-cell table:formula="of:=[.K11]/[.J1]" office:value-type="float" office:value="0.54163923257944" calcext:value-type="float">
            <text:p>0,54163923257944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.015619" calcext:value-type="float">
            <text:p>1,015619</text:p>
          </table:table-cell>
          <table:table-cell table:formula="of:=[.B11]/[.O11]" office:value-type="float" office:value="2.05412462744395" calcext:value-type="float">
            <text:p>2,0541</text:p>
          </table:table-cell>
          <table:table-cell table:formula="of:=[.P11]/[.O1]" office:value-type="float" office:value="1.02706231372198" calcext:value-type="float">
            <text:p>1,02706231372198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.036022" calcext:value-type="float">
            <text:p>1,036022</text:p>
          </table:table-cell>
          <table:table-cell table:formula="of:=[.B11]/[.T11]" office:value-type="float" office:value="2.01367152434987" calcext:value-type="float">
            <text:p>2,0137</text:p>
          </table:table-cell>
          <table:table-cell table:formula="of:=[.U11]/[.T1]" office:value-type="float" office:value="0.335611920724978" calcext:value-type="float">
            <text:p>0,335611920724978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0.997468" calcext:value-type="float">
            <text:p>0,997468</text:p>
          </table:table-cell>
          <table:table-cell table:formula="of:=[.B11]/[.Y11]" office:value-type="float" office:value="2.09150368733634" calcext:value-type="float">
            <text:p>2,0915</text:p>
          </table:table-cell>
          <table:table-cell table:formula="of:=[.Z11]/[.Y1]" office:value-type="float" office:value="0.261437960917043" calcext:value-type="float">
            <text:p>0,261437960917043</text:p>
          </table:table-cell>
          <table:table-cell table:number-columns-repeated="997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2.470986" calcext:value-type="float">
            <text:p>2,470986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.260646" calcext:value-type="float">
            <text:p>1,260646</text:p>
          </table:table-cell>
          <table:table-cell table:formula="of:=[.B12]/[.E12]" office:value-type="float" office:value="1.96009506237278" calcext:value-type="float">
            <text:p>1,9601</text:p>
          </table:table-cell>
          <table:table-cell table:formula="of:=[.F12]/[.E1]" office:value-type="float" office:value="0.98004753118639" calcext:value-type="float">
            <text:p>0,98004753118639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.072084" calcext:value-type="float">
            <text:p>1,072084</text:p>
          </table:table-cell>
          <table:table-cell table:formula="of:=[.B12]/[.J12]" office:value-type="float" office:value="2.30484365031098" calcext:value-type="float">
            <text:p>2,3048</text:p>
          </table:table-cell>
          <table:table-cell table:formula="of:=[.K12]/[.J1]" office:value-type="float" office:value="0.576210912577745" calcext:value-type="float">
            <text:p>0,576210912577745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.091181" calcext:value-type="float">
            <text:p>1,091181</text:p>
          </table:table-cell>
          <table:table-cell table:formula="of:=[.B12]/[.O12]" office:value-type="float" office:value="2.26450607186159" calcext:value-type="float">
            <text:p>2,2645</text:p>
          </table:table-cell>
          <table:table-cell table:formula="of:=[.P12]/[.O1]" office:value-type="float" office:value="1.1322530359308" calcext:value-type="float">
            <text:p>1,1322530359308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.081076" calcext:value-type="float">
            <text:p>1,081076</text:p>
          </table:table-cell>
          <table:table-cell table:formula="of:=[.B12]/[.T12]" office:value-type="float" office:value="2.28567279266213" calcext:value-type="float">
            <text:p>2,2857</text:p>
          </table:table-cell>
          <table:table-cell table:formula="of:=[.U12]/[.T1]" office:value-type="float" office:value="0.380945465443688" calcext:value-type="float">
            <text:p>0,380945465443688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.202035" calcext:value-type="float">
            <text:p>1,202035</text:p>
          </table:table-cell>
          <table:table-cell table:formula="of:=[.B12]/[.Y12]" office:value-type="float" office:value="2.05566892810941" calcext:value-type="float">
            <text:p>2,0557</text:p>
          </table:table-cell>
          <table:table-cell table:formula="of:=[.Z12]/[.Y1]" office:value-type="float" office:value="0.256958616013676" calcext:value-type="float">
            <text:p>0,256958616013676</text:p>
          </table:table-cell>
          <table:table-cell table:number-columns-repeated="997"/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2.797877" calcext:value-type="float">
            <text:p>2,797877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1.478162" calcext:value-type="float">
            <text:p>1,478162</text:p>
          </table:table-cell>
          <table:table-cell table:formula="of:=[.B13]/[.E13]" office:value-type="float" office:value="1.89280809545909" calcext:value-type="float">
            <text:p>1,8928</text:p>
          </table:table-cell>
          <table:table-cell table:formula="of:=[.F12]/[.E1]" office:value-type="float" office:value="0.98004753118639" calcext:value-type="float">
            <text:p>0,98004753118639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1.304805" calcext:value-type="float">
            <text:p>1,304805</text:p>
          </table:table-cell>
          <table:table-cell table:formula="of:=[.B13]/[.J13]" office:value-type="float" office:value="2.1442874605784" calcext:value-type="float">
            <text:p>2,1443</text:p>
          </table:table-cell>
          <table:table-cell table:formula="of:=[.K12]/[.J1]" office:value-type="float" office:value="0.576210912577745" calcext:value-type="float">
            <text:p>0,576210912577745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1.322205" calcext:value-type="float">
            <text:p>1,322205</text:p>
          </table:table-cell>
          <table:table-cell table:formula="of:=[.B13]/[.O13]" office:value-type="float" office:value="2.11606899081459" calcext:value-type="float">
            <text:p>2,1161</text:p>
          </table:table-cell>
          <table:table-cell table:formula="of:=[.P12]/[.O1]" office:value-type="float" office:value="1.1322530359308" calcext:value-type="float">
            <text:p>1,1322530359308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1.307068" calcext:value-type="float">
            <text:p>1,307068</text:p>
          </table:table-cell>
          <table:table-cell table:formula="of:=[.B13]/[.T13]" office:value-type="float" office:value="2.14057493565752" calcext:value-type="float">
            <text:p>2,1406</text:p>
          </table:table-cell>
          <table:table-cell table:formula="of:=[.U12]/[.T1]" office:value-type="float" office:value="0.380945465443688" calcext:value-type="float">
            <text:p>0,380945465443688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1.252904" calcext:value-type="float">
            <text:p>1,252904</text:p>
          </table:table-cell>
          <table:table-cell table:formula="of:=[.B13]/[.Y13]" office:value-type="float" office:value="2.23311363041382" calcext:value-type="float">
            <text:p>2,2331</text:p>
          </table:table-cell>
          <table:table-cell table:formula="of:=[.Z12]/[.Y1]" office:value-type="float" office:value="0.256958616013676" calcext:value-type="float">
            <text:p>0,256958616013676</text:p>
          </table:table-cell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loext:min-decimal-places="7" number:min-integer-digits="1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4" loext:min-decimal-places="14"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17:24:05.8061881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6:04:51.882928353</meta:creation-date>
    <dc:date>2019-09-30T22:31:10.137349582</dc:date>
    <meta:editing-duration>PT4H25M10S</meta:editing-duration>
    <meta:editing-cycles>24</meta:editing-cycles>
    <meta:generator>LibreOffice/6.0.7.3$Linux_X86_64 LibreOffice_project/00m0$Build-3</meta:generator>
    <meta:document-statistic meta:table-count="3" meta:cell-count="517" meta:object-count="0"/>
  </office:meta>
</office:document-meta>
</file>